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ylan RAIMON</text:p>
      <text:p text:style-name="Standard">71, rue du Cabernet</text:p>
      <text:p text:style-name="Standard">83260 La Crau</text:p>
      <text:p text:style-name="Standard">Adresse e-mail : <text:a xlink:type="simple" xlink:href="mailto:dylanraimon@gmail.com" text:style-name="Internet_20_link" text:visited-style-name="Visited_20_Internet_20_Link">dylanraimon@gmail.com</text:a></text:p>
      <text:p text:style-name="Standard">Mobile : 0617391887</text:p>
      <text:p text:style-name="Standard"/>
      <text:p text:style-name="Standard">Madame, Monsieur,</text:p>
      <text:p text:style-name="Standard"/>
      <text:p text:style-name="Standard">Actuellement étudiant au Lycée bonaparte dans le BTS SIO (Service Informatique aux Organisations) en option SLAM (Solution Logiciel Application Métier).</text:p>
      <text:p text:style-name="Standard">Je désire poursuivre mes études en école d'ingénieurs au CNAM en suivant la formation STMN (Science et Technologies des Médias Numériques) en alternance sur Toulon. Je vous soumets ma candidature pour pouvoir effectuer cet apprentissage au sein de votre entreprise.<text:line-break/><text:line-break/>Durant mes deux années de formation, j'ai eu l'occasion d'effectuer deux missions professionnelles au sein d'entreprises tel que la CPAM où j'ai du developper des qualités et m'épanouir dans un environnement en travail d'équipe.</text:p>
      <text:p text:style-name="Standard"/>
      <text:p text:style-name="Standard">J'ai choisi la voie de l'alternance car il s'agit du moyen le plus efficace de se professionnaliser, de développer ses compétences et d'acquérir un savoir-faire et une expérience concrète.</text:p>
      <text:p text:style-name="Standard">Je suis conscient qu'une formation en alternance requiert plus de rigueur et d'organisation dues à un rythme soutenu entre l'école et l'entreprise. Cependant, je suis convaincue qu'une telle formule me conviendrait parfaitement. J'ai su faire preuve d'efficacité et de réflexion dans tous les projets auxquels j'ai contribué en stage ou en école. De plus, je désire désormais saisir l'opportunité de m'investir plus longuement dans une entreprise pour mieux appréhender les enjeux et les problématiques à long terme.</text:p>
      <text:p text:style-name="Standard"/>
      <text:p text:style-name="Standard">Dans l'attente d'une réponse de votre part, je vous prie d'agréer, Madame, Monsieur, l'expression de mes salutations distinguées.</text:p>
      <text:p text:style-name="Standard"/>
      <text:p text:style-name="P1">Dylan RAIM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6T16:30:49.19</meta:creation-date>
    <meta:document-statistic meta:table-count="0" meta:image-count="0" meta:object-count="0" meta:page-count="1" meta:paragraph-count="12" meta:word-count="238" meta:character-count="1610"/>
    <dc:date>2017-05-16T16:44:33.14</dc:date>
    <meta:editing-duration>PT13M46S</meta:editing-duration>
    <meta:editing-cycles>1</meta:editing-cycles>
    <meta:generator>OpenOffice/4.1.3$Win32 OpenOffice.org_project/413m1$Build-9783</meta:generator>
  </office:meta>
</office:document-meta>
</file>